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0.563cm" svg:height="0.561cm" svg:x="3.71cm" svg:y="7.459cm">
          <text:p/>
        </draw:ellipse>
        <draw:rect draw:style-name="gr1" draw:text-style-name="P1" draw:layer="layout" svg:width="1.905cm" svg:height="0.635cm" svg:x="4.61cm" svg:y="8.955cm">
          <text:p text:style-name="P1">R<text:span text:style-name="T1">1</text:span></text:p>
        </draw:rect>
        <draw:rect draw:style-name="gr1" draw:text-style-name="P1" draw:layer="layout" svg:width="1.905cm" svg:height="0.635cm" svg:x="7.372cm" svg:y="8.956cm">
          <text:p text:style-name="P1">R<text:span text:style-name="T1">2</text:span></text:p>
        </draw:rect>
        <draw:line draw:style-name="gr2" draw:text-style-name="P1" draw:layer="layout" svg:x1="6.515cm" svg:y1="9.255cm" svg:x2="7.35cm" svg:y2="9.255cm">
          <text:p/>
        </draw:line>
        <draw:line draw:style-name="gr2" draw:text-style-name="P1" draw:layer="layout" svg:x1="9.255cm" svg:y1="9.255cm" svg:x2="9.89cm" svg:y2="9.255cm">
          <text:p/>
        </draw:line>
        <draw:line draw:style-name="gr2" draw:text-style-name="P1" draw:layer="layout" svg:x1="9.89cm" svg:y1="7.985cm" svg:x2="9.89cm" svg:y2="9.255cm">
          <text:p/>
        </draw:line>
        <draw:line draw:style-name="gr2" draw:text-style-name="P1" draw:layer="layout" svg:x1="3.956cm" svg:y1="9.255cm" svg:x2="4.591cm" svg:y2="9.255cm">
          <text:p/>
        </draw:line>
        <draw:line draw:style-name="gr2" draw:text-style-name="P1" draw:layer="layout" svg:x1="3.99cm" svg:y1="7.985cm" svg:x2="3.99cm" svg:y2="9.255cm">
          <text:p/>
        </draw:line>
        <draw:line draw:style-name="gr2" draw:text-style-name="P1" draw:layer="layout" svg:x1="3.99cm" svg:y1="9.285cm" svg:x2="3.99cm" svg:y2="10.555cm">
          <text:p/>
        </draw:line>
        <draw:line draw:style-name="gr2" draw:text-style-name="P1" draw:layer="layout" svg:x1="6.926cm" svg:y1="9.285cm" svg:x2="6.926cm" svg:y2="10.555cm">
          <text:p/>
        </draw:line>
        <draw:ellipse draw:style-name="gr1" draw:text-style-name="P1" draw:layer="layout" svg:width="0.563cm" svg:height="0.561cm" svg:x="9.611cm" svg:y="7.46cm">
          <text:p/>
        </draw:ellipse>
        <draw:ellipse draw:style-name="gr1" draw:text-style-name="P1" draw:layer="layout" svg:width="0.563cm" svg:height="0.561cm" svg:x="3.711cm" svg:y="10.56cm">
          <text:p/>
        </draw:ellipse>
        <draw:ellipse draw:style-name="gr1" draw:text-style-name="P1" draw:layer="layout" svg:width="0.563cm" svg:height="0.561cm" svg:x="6.611cm" svg:y="10.56cm">
          <text:p/>
        </draw:ellipse>
        <draw:frame draw:style-name="gr3" draw:layer="layout" svg:width="1.493cm" svg:height="0.962cm" svg:x="3.24cm" svg:y="6.615cm">
          <draw:text-box>
            <text:p>-V<text:span text:style-name="T1">in</text:span></text:p>
          </draw:text-box>
        </draw:frame>
        <draw:frame draw:style-name="gr3" draw:layer="layout" svg:width="1.654cm" svg:height="0.962cm" svg:x="9.041cm" svg:y="6.615cm">
          <draw:text-box>
            <text:p>+V<text:span text:style-name="T1">in</text:span></text:p>
          </draw:text-box>
        </draw:frame>
        <draw:frame draw:style-name="gr3" draw:layer="layout" svg:width="1.933cm" svg:height="0.962cm" svg:x="5.942cm" svg:y="11.115cm">
          <draw:text-box>
            <text:p>+V<text:span text:style-name="T1">out</text:span></text:p>
          </draw:text-box>
        </draw:frame>
        <draw:frame draw:style-name="gr3" draw:layer="layout" svg:width="1.772cm" svg:height="0.962cm" svg:x="3.243cm" svg:y="11.115cm">
          <draw:text-box>
            <text:p>-V<text:span text:style-name="T1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ald Frederickx</meta:initial-creator>
    <meta:creation-date>2010-12-04T20:24:12</meta:creation-date>
    <dc:date>2010-12-08T13:41:07</dc:date>
    <dc:creator>Roald Frederickx</dc:creator>
    <meta:editing-duration>PT00H52M44S</meta:editing-duration>
    <meta:editing-cycles>9</meta:editing-cycles>
    <meta:generator>OpenOffice.org/3.2$Unix OpenOffice.org_project/320m18$Build-9502</meta:generator>
    <meta:document-statistic meta:object-count="17"/>
  </office:meta>
</office:document-meta>
</file>